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font-weight="bold" style:font-weight-asian="bold" style:font-weight-complex="bold" fo:font-size="18pt" style:font-size-asian="18pt" style:font-size-complex="18pt" fo:language="ru" fo:country="RU"/>
    </style:style>
    <style:style style:name="T3" style:parent-style-name="Основнойшрифтабзаца" style:family="text">
      <style:text-properties fo:font-weight="bold" style:font-weight-asian="bold" style:font-weight-complex="bold" fo:color="#24292F" fo:font-size="18pt" style:font-size-asian="18pt" style:font-size-complex="18pt" fo:language="ru" fo:country="RU"/>
    </style:style>
    <style:style style:name="T4" style:parent-style-name="Основнойшрифтабзаца" style:family="text">
      <style:text-properties fo:font-weight="bold" style:font-weight-asian="bold" style:font-weight-complex="bold" fo:color="#24292F" fo:font-size="18pt" style:font-size-asian="18pt" style:font-size-complex="18pt" fo:language="ru" fo:country="RU"/>
    </style:style>
    <style:style style:name="P5" style:parent-style-name="Standard" style:family="paragraph">
      <style:text-properties fo:font-weight="bold" style:font-weight-asian="bold" style:font-weight-complex="bold" fo:color="#24292F" fo:font-size="18pt" style:font-size-asian="18pt" style:font-size-complex="18pt" fo:language="ru" fo:country="RU"/>
    </style:style>
    <style:style style:name="T6" style:parent-style-name="Основнойшрифтабзаца" style:family="text">
      <style:text-properties fo:color="#24292F" fo:font-size="15pt" style:font-size-asian="15pt" style:font-size-complex="15pt" fo:language="ru" fo:country="RU"/>
    </style:style>
    <style:style style:name="T7" style:parent-style-name="Основнойшрифтабзаца" style:family="text">
      <style:text-properties fo:color="#24292F" fo:font-size="15pt" style:font-size-asian="15pt" style:font-size-complex="15pt"/>
    </style:style>
    <style:style style:name="P8" style:parent-style-name="Standard" style:family="paragraph">
      <style:text-properties fo:color="#24292F" fo:font-size="15pt" style:font-size-asian="15pt" style:font-size-complex="15pt"/>
    </style:style>
    <style:style style:name="T9" style:parent-style-name="Основнойшрифтабзаца" style:family="text">
      <style:text-properties fo:color="#24292F" fo:font-size="15pt" style:font-size-asian="15pt" style:font-size-complex="15pt" fo:language="ru" fo:country="RU"/>
    </style:style>
    <style:style style:name="T10" style:parent-style-name="Основнойшрифтабзаца" style:family="text">
      <style:text-properties fo:color="#24292F" fo:font-size="15pt" style:font-size-asian="15pt" style:font-size-complex="15pt" fo:language="ru" fo:country="RU"/>
    </style:style>
    <style:style style:name="P11" style:parent-style-name="Standard" style:family="paragraph">
      <style:text-properties fo:color="#24292F" fo:font-size="15pt" style:font-size-asian="15pt" style:font-size-complex="15pt" fo:language="ru" fo:country="RU"/>
    </style:style>
    <style:style style:name="T12" style:parent-style-name="Основнойшрифтабзаца" style:family="text">
      <style:text-properties fo:color="#24292F" fo:font-size="15pt" style:font-size-asian="15pt" style:font-size-complex="15pt" fo:language="ru" fo:country="RU"/>
    </style:style>
    <style:style style:name="T13" style:parent-style-name="Основнойшрифтабзаца" style:family="text">
      <style:text-properties fo:color="#24292F" fo:font-size="15pt" style:font-size-asian="15pt" style:font-size-complex="15pt" fo:language="ru" fo:country="RU"/>
    </style:style>
    <style:style style:name="T14" style:parent-style-name="Основнойшрифтабзаца" style:family="text">
      <style:text-properties fo:color="#24292F" fo:font-size="15pt" style:font-size-asian="15pt" style:font-size-complex="15pt" fo:language="ru" fo:country="RU"/>
    </style:style>
    <style:style style:name="P15" style:parent-style-name="Standard" style:family="paragraph">
      <style:text-properties fo:color="#24292F" fo:font-size="15pt" style:font-size-asian="15pt" style:font-size-complex="15pt" fo:language="ru" fo:country="RU"/>
    </style:style>
    <style:style style:name="P16" style:parent-style-name="Standard" style:family="paragraph">
      <style:text-properties fo:color="#24292F" fo:font-size="15pt" style:font-size-asian="15pt" style:font-size-complex="15pt" fo:language="ru" fo:country="RU"/>
    </style:style>
    <style:style style:name="P17" style:parent-style-name="Standard" style:family="paragraph">
      <style:text-properties fo:color="#24292F" fo:font-size="15pt" style:font-size-asian="15pt" style:font-size-complex="15pt" fo:language="ru" fo:country="RU"/>
    </style:style>
    <style:style style:name="T18" style:parent-style-name="Основнойшрифтабзаца" style:family="text">
      <style:text-properties fo:color="#24292F" fo:font-size="15pt" style:font-size-asian="15pt" style:font-size-complex="15pt" fo:language="ru" fo:country="RU"/>
    </style:style>
    <style:style style:name="T19" style:parent-style-name="Основнойшрифтабзаца" style:family="text">
      <style:text-properties fo:color="#24292F" fo:font-size="15pt" style:font-size-asian="15pt" style:font-size-complex="15pt" fo:language="ru" fo:country="RU"/>
    </style:style>
    <style:style style:name="T20" style:parent-style-name="Основнойшрифтабзаца" style:family="text">
      <style:text-properties fo:color="#24292F" fo:font-size="15pt" style:font-size-asian="15pt" style:font-size-complex="15pt"/>
    </style:style>
    <style:style style:name="T21" style:parent-style-name="Основнойшрифтабзаца" style:family="text">
      <style:text-properties fo:color="#24292F" fo:font-size="15pt" style:font-size-asian="15pt" style:font-size-complex="15pt" fo:language="ru" fo:country="RU"/>
    </style:style>
    <style:style style:name="P22" style:parent-style-name="Standard" style:family="paragraph">
      <style:text-properties fo:color="#24292F" fo:font-size="15pt" style:font-size-asian="15pt" style:font-size-complex="15pt" fo:language="ru" fo:country="RU"/>
    </style:style>
    <style:style style:name="T23" style:parent-style-name="Основнойшрифтабзаца" style:family="text">
      <style:text-properties fo:color="#24292F" fo:font-size="15pt" style:font-size-asian="15pt" style:font-size-complex="15pt" fo:language="ru" fo:country="RU"/>
    </style:style>
    <style:style style:name="T24" style:parent-style-name="Основнойшрифтабзаца" style:family="text">
      <style:text-properties fo:color="#24292F" fo:font-size="15pt" style:font-size-asian="15pt" style:font-size-complex="15pt"/>
    </style:style>
    <style:style style:name="T25" style:parent-style-name="Основнойшрифтабзаца" style:family="text">
      <style:text-properties fo:color="#24292F" fo:font-size="15pt" style:font-size-asian="15pt" style:font-size-complex="15pt" fo:language="ru" fo:country="RU"/>
    </style:style>
    <style:style style:name="P26" style:parent-style-name="Standard" style:family="paragraph">
      <style:text-properties fo:font-size="13pt" style:font-size-asian="13pt" style:font-size-complex="13pt" fo:language="ru" fo:country="RU"/>
    </style:style>
  </office:automatic-styles>
  <office:body>
    <office:text text:use-soft-page-breaks="true">
      <text:p text:style-name="P1"><text:span text:style-name="T2">Базы данных для<text:s/></text:span><text:span text:style-name="T3">"Розничного</text:span><text:span text:style-name="T4"><text:s/>магазина строительных материалов".</text:span></text:p>
      <text:p text:style-name="P5"/>
      <text:p text:style-name="Standard"><text:span text:style-name="T6">Эта база данных предназначена для продажи строительных материалов через онлайн магазин.<text:s/></text:span><text:span text:style-name="T7">Каким образом это происходит?</text:span></text:p>
      <text:p text:style-name="P8"/>
      <text:p text:style-name="Standard"><text:span text:style-name="T9">Клиент заходит на сайт и оформляет свой заказ. После оформления заполняются таблицы: “Заказ”, “Клиен</text:span><text:span text:style-name="T10">т”, “Оплата заказа”. Для каждого клиента есть свой сотрудник, который в дальнейшем поддерживает с ним связь. После того, как заказ был успешно выполнен, клиент и сотрудник оценивают друг друга.</text:span></text:p>
      <text:p text:style-name="P11"/>
      <text:p text:style-name="Standard"><text:span text:style-name="T12">Теперь рассмотрим содержимое БД. Она состоит из пяти таблиц:<text:s/></text:span><text:span text:style-name="T13">“Заказ”, “Описание заказов”, “Ассортимент товаров”, “Клиент”, “Сотрудники” и “Оплата заказа”. “Заказ” является связующим для всех таблиц кроме “Ассортимент товаров”, что в принципе логично. Практически все таблицы имеют связь “один много”, кроме связи межд</text:span><text:span text:style-name="T14">у “Заказом” и “Оплатой заказа”. Там взаимооднозначная связь.</text:span></text:p>
      <text:p text:style-name="P15"/>
      <text:p text:style-name="P16">Что касается интегрирование, через эту БД могут быть реализованы как товары, так и услуги. Клиенты тоже могут быть разными: физ. лица, юр. лица. Главное все должно быть реализовано через онлайн ресурс: сайт или социальные<text:s/>сети.</text:p>
      <text:p text:style-name="P17"/>
      <text:p text:style-name="Standard"><text:span text:style-name="T18">Теперь рассмотрим те проблемы, с которыми я столкнулся во время проектирования этого БД. У меня в процессе возникла только одна проблема: если клиент заказывал несколько товаров, то как мне сделать связь между этими товарами с таблицей “Ассортимент</text:span><text:span text:style-name="T19"><text:s/>товаров”. Для этого я создал таблицу “Описание заказов”, которая имеет связь “один много”<text:s/></text:span><text:span text:style-name="T20">c</text:span><text:span text:style-name="T21"><text:s/>таблицей “Заказ”.</text:span></text:p>
      <text:p text:style-name="P22"/>
      <text:p text:style-name="Standard"><text:span text:style-name="T23">Модели я выстраивал в программе “</text:span><text:span text:style-name="T24">drawio</text:span><text:span text:style-name="T25">”.</text:span></text:p>
      <text:p text:style-name="P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Арман Брсикян</meta:initial-creator>
    <dc:creator>Арман Брсикян</dc:creator>
    <meta:creation-date>2022-04-05T00:46:00Z</meta:creation-date>
    <dc:date>2022-04-05T00:46:00Z</dc:date>
    <meta:template xlink:href="Normal" xlink:type="simple"/>
    <meta:editing-cycles>3</meta:editing-cycles>
    <meta:editing-duration>PT2280S</meta:editing-duration>
    <meta:document-statistic meta:page-count="1" meta:paragraph-count="2" meta:word-count="222" meta:character-count="1487" meta:row-count="10" meta:non-whitespace-character-count="1267"/>
  </office:meta>
</office:document-meta>
</file>